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b5d" officeooo:paragraph-rsid="0005b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3:53:17.860563932</meta:creation-date>
    <dc:date>2024-11-18T23:54:00.926736721</dc:date>
    <meta:editing-duration>PT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